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5.28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5.6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5.69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3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cm" fo:min-width="0.5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7.54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6.0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6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5.46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5cm" fo:min-width="1.613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948cm" fo:min-width="5.46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4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748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width="0.053cm" svg:stroke-color="#000000" draw:marker-start-width="0.279cm" draw:marker-end="Extrémités_20_de_20_flèche_20_5" draw:marker-end-width="0.379cm" svg:stroke-linecap="round" draw:fill="none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draw:stroke="dash" draw:stroke-dash="Dash" svg:stroke-width="0.053cm" svg:stroke-color="#000000" draw:marker-start-width="0.279cm" draw:marker-end="Extrémités_20_de_20_flèche_20_6" draw:marker-end-width="0.379cm" svg:stroke-linecap="butt" draw:fill="none" draw:textarea-vertical-align="middle" fo:padding-top="0.026cm" fo:padding-bottom="0.026cm" fo:padding-left="0.026cm" fo:padding-right="0.026cm"/>
    </style:style>
    <style:style style:name="gr21" style:family="graphic" style:parent-style-name="objectwithoutfill">
      <style:graphic-properties svg:stroke-width="0.035cm" svg:stroke-color="#000000" draw:marker-start-width="0.252cm" draw:marker-end="Extrémités_20_de_20_flèche_20_8" draw:marker-end-width="0.352cm" draw:fill="none" draw:textarea-vertical-align="middle" fo:padding-top="0.017cm" fo:padding-bottom="0.017cm" fo:padding-left="0.017cm" fo:padding-right="0.017cm"/>
    </style:style>
    <style:style style:name="gr2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28cm" svg:stroke-color="#c9211e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27" style:family="graphic" style:parent-style-name="objectwithoutfill">
      <style:graphic-properties draw:stroke="dash" draw:stroke-dash="Long_20_Dash" svg:stroke-width="0.028cm" svg:stroke-color="#2a6099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28" style:family="graphic" style:parent-style-name="objectwithoutfill">
      <style:graphic-properties draw:stroke="dash" draw:stroke-dash="Long_20_Dash" svg:stroke-width="0.028cm" svg:stroke-color="#158466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  <style:paragraph-properties style:writing-mode="lr-tb"/>
    </style:style>
    <style:style style:name="gr32" style:family="graphic" style:parent-style-name="standard">
      <style:graphic-properties draw:stroke="dash" draw:stroke-dash="Dash" svg:stroke-width="0.035cm" svg:stroke-color="#c9211e" draw:marker-start-width="0.252cm" draw:marker-end-width="0.252cm" svg:stroke-linecap="butt" draw:fill="none" draw:textarea-horizontal-align="justify" draw:textarea-vertical-align="middle" draw:auto-grow-height="false" fo:min-height="0.5cm" fo:min-width="0.5cm" fo:padding-top="0.017cm" fo:padding-bottom="0.017cm" fo:padding-left="0.017cm" fo:padding-right="0.017cm"/>
    </style:style>
    <style:style style:name="gr33" style:family="graphic" style:parent-style-name="standard">
      <style:graphic-properties draw:stroke="dash" draw:stroke-dash="Dash" svg:stroke-width="0.035cm" svg:stroke-color="#2a6099" draw:marker-start-width="0.252cm" draw:marker-end-width="0.252cm" svg:stroke-linecap="butt" draw:fill="none" draw:textarea-horizontal-align="justify" draw:textarea-vertical-align="middle" draw:auto-grow-height="false" fo:min-height="0.466cm" fo:min-width="0.466cm" fo:padding-top="0.017cm" fo:padding-bottom="0.017cm" fo:padding-left="0.017cm" fo:padding-right="0.017cm"/>
    </style:style>
    <style:style style:name="gr34" style:family="graphic" style:parent-style-name="standard">
      <style:graphic-properties draw:stroke="dash" draw:stroke-dash="Dash" svg:stroke-width="0.035cm" svg:stroke-color="#158466" draw:marker-start-width="0.252cm" draw:marker-end-width="0.252cm" svg:stroke-linecap="butt" draw:fill="none" draw:textarea-horizontal-align="justify" draw:textarea-vertical-align="middle" draw:auto-grow-height="false" fo:min-height="0.466cm" fo:min-width="0.466cm" fo:padding-top="0.017cm" fo:padding-bottom="0.017cm" fo:padding-left="0.017cm" fo:padding-right="0.01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5cm"/>
      <style:paragraph-properties style:writing-mode="lr-tb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48cm" fo:min-width="4.448cm" fo:padding-top="0.04cm" fo:padding-bottom="0.04cm" fo:padding-left="0.04cm" fo:padding-right="0.04cm"/>
      <style:paragraph-properties style:writing-mode="lr-tb"/>
    </style:style>
    <style:style style:name="gr37" style:family="graphic" style:parent-style-name="standard">
      <style:graphic-properties svg:stroke-width="0.081cm" svg:stroke-color="#000000" draw:marker-start-width="0.321cm" draw:marker-end-width="0.321cm" draw:stroke-linejoin="bevel" draw:fill="none" draw:textarea-horizontal-align="justify" draw:textarea-vertical-align="middle" draw:auto-grow-height="false" fo:min-height="1.648cm" fo:min-width="4.448cm" fo:padding-top="0.04cm" fo:padding-bottom="0.04cm" fo:padding-left="0.04cm" fo:padding-right="0.04cm"/>
      <style:paragraph-properties style:writing-mode="lr-tb"/>
    </style:style>
    <style:style style:name="gr38" style:family="graphic" style:parent-style-name="standard">
      <style:graphic-properties svg:stroke-width="0.081cm" svg:stroke-color="#000000" draw:marker-start-width="0.321cm" draw:marker-end-width="0.321cm" draw:stroke-linejoin="bevel" draw:fill="none" draw:textarea-horizontal-align="justify" draw:textarea-vertical-align="middle" draw:auto-grow-height="false" fo:min-height="1.482cm" fo:min-width="4.282cm" fo:padding-top="0.04cm" fo:padding-bottom="0.04cm" fo:padding-left="0.04cm" fo:padding-right="0.04cm"/>
      <style:paragraph-properties style:writing-mode="lr-tb"/>
    </style:style>
    <style:style style:name="gr39" style:family="graphic" style:parent-style-name="objectwithoutfill">
      <style:graphic-properties svg:stroke-width="0.053cm" svg:stroke-color="#000000" draw:marker-start-width="0.279cm" draw:marker-end="Extrémités_20_de_20_flèche_20_9" draw:marker-end-width="0.379cm" draw:fill="none" draw:textarea-vertical-align="middle" fo:padding-top="0.026cm" fo:padding-bottom="0.026cm" fo:padding-left="0.026cm" fo:padding-right="0.026cm"/>
    </style:style>
    <style:style style:name="gr40" style:family="graphic" style:parent-style-name="objectwithoutfill">
      <style:graphic-properties svg:stroke-width="0.053cm" svg:stroke-color="#000000" draw:marker-start-width="0.279cm" draw:marker-end="Extrémités_20_de_20_flèche_20_10" draw:marker-end-width="0.379cm" draw:fill="none" draw:textarea-vertical-align="middle" fo:padding-top="0.026cm" fo:padding-bottom="0.026cm" fo:padding-left="0.026cm" fo:padding-right="0.026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6pt" fo:font-weight="bold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6pt" fo:font-weight="bold" style:font-size-asian="14pt" style:font-size-complex="14pt"/>
    </style:style>
    <style:style style:name="P10" style:family="paragraph"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2" style:family="paragraph">
      <style:paragraph-properties fo:text-align="start" style:writing-mode="lr-tb"/>
      <style:text-properties fo:font-size="12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fo:font-size="10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color="#158466" loext:opacity="100%" fo:font-size="10pt" style:font-size-asian="12pt" style:font-size-complex="12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11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fo:font-size="10pt" style:font-size-asian="12pt" style:font-size-complex="12pt"/>
    </style:style>
    <style:style style:name="T9" style:family="text">
      <style:text-properties fo:color="#c9211e" loext:opacity="100%" fo:font-size="10pt" style:font-size-asian="12pt" style:font-size-complex="12pt"/>
    </style:style>
    <style:style style:name="T10" style:family="text">
      <style:text-properties fo:color="#2a6099" loext:opacity="100%" fo:font-size="10pt" style:font-size-asian="12pt" style:font-size-complex="12pt"/>
    </style:style>
    <style:style style:name="T11" style:family="text">
      <style:text-properties fo:color="#158466" loext:opacity="100%" fo:font-size="10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cm" svg:height="1.7cm" svg:x="9.75cm" svg:y="1.3cm">
          <text:p text:style-name="P1"><text:span text:style-name="T1">Fonction</text:span></text:p>
          <text:p text:style-name="P1"><text:span text:style-name="T2">pgcd(a, b: entier):ent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75cm" svg:y1="2.15cm" svg:x2="17.147cm" svg:y2="2.146cm" draw:start-shape="id1" draw:start-glue-point="1" draw:end-shape="id2" draw:end-glue-point="3" svg:d="M15750 2150l1397-4" svg:viewBox="0 0 1398 5">
          <text:p/>
        </draw:connector>
        <draw:frame draw:style-name="gr3" draw:text-style-name="P4" xml:id="id2" draw:id="id2" draw:layer="layout" svg:width="0.353cm" svg:height="0.712cm" svg:x="17.147cm" svg:y="1.79cm">
          <draw:text-box>
            <text:p>5</text:p>
          </draw:text-box>
        </draw:frame>
        <draw:custom-shape draw:style-name="gr4" draw:text-style-name="P7" draw:layer="layout" svg:width="6.25cm" svg:height="5.25cm" svg:x="1.7cm" svg:y="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p ← 10</text:span></text:p>
          <text:p text:style-name="P5"><text:span text:style-name="T2">q ← 25</text:span></text:p>
          <text:p text:style-name="P5"><text:span text:style-name="T2">cd ← pgcd(p, q)</text:span></text:p>
          <text:p text:style-name="P5"><text:span text:style-name="T2"/></text:p>
          <text:p text:style-name="P5"><text:span text:style-name="T2"/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7cm" svg:y="1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5.65cm" svg:y1="4.7cm" svg:x2="9.75cm" svg:y2="2.15cm" draw:start-shape="id3" draw:start-glue-point="1" draw:end-shape="id1" draw:end-glue-point="3" svg:d="M5650 4700h500l3073-2550h527" svg:viewBox="0 0 4101 2551">
          <text:p/>
        </draw:connector>
        <draw:custom-shape draw:style-name="gr7" draw:text-style-name="P11" draw:layer="layout" svg:width="4cm" svg:height="0.9cm" svg:x="10.75cm" svg:y="2.8cm">
          <text:p text:style-name="P10"><text:span text:style-name="T4"><text:s/></text:span><text:span text:style-name="T4">a ←10, b ← 2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cm" svg:height="0.25cm" svg:x="1.8cm" svg:y="4.75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0.25cm" svg:x1="17.323cm" svg:y1="2.502cm" svg:x2="2.3cm" svg:y2="5cm" draw:start-shape="id2" draw:start-glue-point="2" draw:end-shape="id4" draw:end-glue-point="2" svg:d="M17323 2502v3248h-15023v-750" svg:viewBox="0 0 15024 3249">
          <text:p/>
        </draw:connector>
        <draw:custom-shape draw:style-name="gr10" draw:text-style-name="P3" xml:id="id3" draw:id="id3" draw:layer="layout" svg:width="2.5cm" svg:height="1cm" svg:x="3.15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layout" svg:width="8.263cm" svg:height="1.7cm" svg:x="9.737cm" svg:y="8.6cm">
          <text:p text:style-name="P1"><text:span text:style-name="T1">procédure</text:span></text:p>
          <text:p text:style-name="P1"><text:span text:style-name="T2">permuter(@a, @b: enti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6.6cm" svg:height="5.25cm" svg:x="1.687cm" svg:y="9.3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p ← 10</text:span></text:p>
          <text:p text:style-name="P5"><text:span text:style-name="T2">q ← 25</text:span></text:p>
          <text:p text:style-name="P5"><text:span text:style-name="T2">permuter(p, q)</text:span></text:p>
          <text:p text:style-name="P5"><text:span text:style-name="T2"/></text:p>
          <text:p text:style-name="P5"><text:span text:style-name="T2"/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1cm" svg:x="1.687cm" svg:y="8.3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draw:line-skew="0cm -2.459cm" svg:x1="5.25cm" svg:y1="12cm" svg:x2="9.737cm" svg:y2="9.45cm" draw:start-shape="id5" draw:start-glue-point="1" draw:end-shape="id6" draw:end-glue-point="3" svg:d="M5250 12000h499l1001-2550h2987" svg:viewBox="0 0 4488 2551">
          <text:p/>
        </draw:connector>
        <draw:custom-shape draw:style-name="gr14" draw:text-style-name="P11" draw:layer="layout" svg:width="6.013cm" svg:height="0.9cm" svg:x="10.737cm" svg:y="10.1cm">
          <text:p text:style-name="P10"><text:span text:style-name="T4"><text:s/></text:span><text:span text:style-name="T4">@a ←@p, @b ← @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0.25cm" svg:x="1.787cm" svg:y="12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" draw:id="id5" draw:layer="layout" svg:width="2.113cm" svg:height="1cm" svg:x="3.137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013cm" svg:height="2.25cm" svg:x="10.737cm" svg:y="11cm">
          <text:p text:style-name="P12"><text:span text:style-name="T4">t ← a</text:span></text:p>
          <text:p text:style-name="P12"><text:span text:style-name="T4">a ← b</text:span></text:p>
          <text:p text:style-name="P12"><text:span text:style-name="T4">b← 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8" draw:id="id8" draw:layer="layout" svg:width="1cm" svg:height="0.9cm" svg:x="6.15cm" svg:y="12cm">
          <text:p text:style-name="P10"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0" draw:id="id10" draw:layer="layout" svg:width="1cm" svg:height="0.9cm" svg:x="7.15cm" svg:y="12cm">
          <text:p text:style-name="P10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2.9cm" svg:y="11.2cm">
          <text:p text:style-name="P10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4.2cm" svg:y="11.2cm">
          <text:p text:style-name="P10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1.2cm">
          <text:p text:style-name="P10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6.15cm" svg:y="12.9cm">
          <text:p text:style-name="P10"><text:span text:style-name="T5">2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7.15cm" svg:y="12.9cm">
          <text:p text:style-name="P10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7" draw:id="id7" draw:layer="layout" svg:width="1.3cm" svg:height="0.9cm" svg:x="12.9cm" svg:y="12.1cm">
          <text:p text:style-name="P14"><text:span text:style-name="T6">@p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1.3cm" svg:height="0.9cm" svg:x="14.2cm" svg:y="12.1cm">
          <text:p text:style-name="P10"><text:span text:style-name="T7">@q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2.1cm">
          <text:p text:style-name="P10"><text:span text:style-name="T4">-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line-skew="0cm 0.225cm -0.473cm" svg:x1="13.55cm" svg:y1="13cm" svg:x2="6.65cm" svg:y2="12cm" draw:start-shape="id7" draw:start-glue-point="2" draw:end-shape="id8" draw:end-glue-point="0" svg:d="M13550 13000v527h-3300v-2527h-3600v1000" svg:viewBox="0 0 6901 2528">
          <text:p/>
        </draw:connector>
        <draw:connector draw:style-name="gr20" draw:text-style-name="P3" draw:layer="layout" draw:line-skew="0.473cm -1.425cm" svg:x1="14.85cm" svg:y1="13cm" svg:x2="7.65cm" svg:y2="12cm" draw:start-shape="id9" draw:start-glue-point="2" draw:end-shape="id10" draw:end-glue-point="0" svg:d="M14850 13000v1000h-5100v-2527h-2100v527" svg:viewBox="0 0 7201 2528">
          <text:p/>
        </draw:connector>
      </draw:page>
      <draw:page draw:name="page2" draw:style-name="dp1" draw:master-page-name="Standard">
        <draw:line draw:style-name="gr21" draw:text-style-name="P3" draw:layer="layout" svg:x1="1cm" svg:y1="2.9cm" svg:x2="8.9cm" svg:y2="2.9cm">
          <text:p/>
        </draw:line>
        <draw:line draw:style-name="gr22" draw:text-style-name="P3" draw:layer="layout" svg:x1="1.7cm" svg:y1="2.7cm" svg:x2="1.7cm" svg:y2="3.1cm">
          <text:p/>
        </draw:line>
        <draw:line draw:style-name="gr22" draw:text-style-name="P3" draw:layer="layout" svg:x1="2.2cm" svg:y1="2.7cm" svg:x2="2.2cm" svg:y2="3.1cm">
          <text:p/>
        </draw:line>
        <draw:line draw:style-name="gr22" draw:text-style-name="P3" draw:layer="layout" svg:x1="2.7cm" svg:y1="2.7cm" svg:x2="2.7cm" svg:y2="3.1cm">
          <text:p/>
        </draw:line>
        <draw:line draw:style-name="gr22" draw:text-style-name="P3" draw:layer="layout" svg:x1="3.2cm" svg:y1="2.7cm" svg:x2="3.2cm" svg:y2="3.1cm">
          <text:p/>
        </draw:line>
        <draw:line draw:style-name="gr22" draw:text-style-name="P3" draw:layer="layout" svg:x1="3.7cm" svg:y1="2.74cm" svg:x2="3.7cm" svg:y2="3.1cm">
          <text:p/>
        </draw:line>
        <draw:line draw:style-name="gr22" draw:text-style-name="P3" draw:layer="layout" svg:x1="4.2cm" svg:y1="2.7cm" svg:x2="4.2cm" svg:y2="3.1cm">
          <text:p/>
        </draw:line>
        <draw:line draw:style-name="gr22" draw:text-style-name="P3" draw:layer="layout" svg:x1="4.7cm" svg:y1="2.7cm" svg:x2="4.7cm" svg:y2="3.1cm">
          <text:p/>
        </draw:line>
        <draw:line draw:style-name="gr22" draw:text-style-name="P3" draw:layer="layout" svg:x1="5.2cm" svg:y1="2.7cm" svg:x2="5.2cm" svg:y2="3.1cm">
          <text:p/>
        </draw:line>
        <draw:line draw:style-name="gr22" draw:text-style-name="P3" draw:layer="layout" svg:x1="5.7cm" svg:y1="2.7cm" svg:x2="5.7cm" svg:y2="3.1cm">
          <text:p/>
        </draw:line>
        <draw:line draw:style-name="gr22" draw:text-style-name="P3" draw:layer="layout" svg:x1="6.2cm" svg:y1="2.7cm" svg:x2="6.2cm" svg:y2="3.1cm">
          <text:p/>
        </draw:line>
        <draw:line draw:style-name="gr22" draw:text-style-name="P3" draw:layer="layout" svg:x1="6.7cm" svg:y1="2.7cm" svg:x2="6.7cm" svg:y2="3.1cm">
          <text:p/>
        </draw:line>
        <draw:line draw:style-name="gr22" draw:text-style-name="P3" draw:layer="layout" svg:x1="7.2cm" svg:y1="2.7cm" svg:x2="7.2cm" svg:y2="3.1cm">
          <text:p/>
        </draw:line>
        <draw:line draw:style-name="gr22" draw:text-style-name="P3" draw:layer="layout" svg:x1="7.7cm" svg:y1="2.7cm" svg:x2="7.7cm" svg:y2="3.1cm">
          <text:p/>
        </draw:line>
        <draw:line draw:style-name="gr22" draw:text-style-name="P3" draw:layer="layout" svg:x1="8.2cm" svg:y1="2.7cm" svg:x2="8.2cm" svg:y2="3.1cm">
          <text:p/>
        </draw:line>
        <draw:frame draw:style-name="gr23" draw:text-style-name="P16" draw:layer="layout" svg:width="6.792cm" svg:height="0.395cm" svg:x="1.6cm" svg:y="3.15cm">
          <draw:text-box>
            <text:p><text:span text:style-name="T8">0 <text:s text:c="2"/>1 <text:s text:c="2"/>2 <text:s text:c="3"/>3 <text:s text:c="2"/>4 <text:s text:c="2"/>5 <text:s text:c="2"/>6 <text:s text:c="2"/>7 <text:s text:c="2"/>8 <text:s text:c="2"/>9 <text:s/>10 <text:s/>11 12 13</text:span></text:p>
          </draw:text-box>
        </draw:frame>
        <draw:frame draw:style-name="gr24" draw:text-style-name="P17" draw:layer="layout" svg:width="0.256cm" svg:height="0.395cm" svg:x="1.444cm" svg:y="1cm">
          <draw:text-box>
            <text:p><text:span text:style-name="T9">N</text:span></text:p>
          </draw:text-box>
        </draw:frame>
        <draw:frame draw:style-name="gr24" draw:text-style-name="P17" draw:layer="layout" svg:width="0.256cm" svg:height="0.395cm" svg:x="2.944cm" svg:y="1.001cm">
          <draw:text-box>
            <text:p><text:span text:style-name="T9">N</text:span></text:p>
          </draw:text-box>
        </draw:frame>
        <draw:frame draw:style-name="gr24" draw:text-style-name="P17" draw:layer="layout" svg:width="0.256cm" svg:height="0.395cm" svg:x="4.444cm" svg:y="1.002cm">
          <draw:text-box>
            <text:p><text:span text:style-name="T9">N</text:span></text:p>
          </draw:text-box>
        </draw:frame>
        <draw:frame draw:style-name="gr24" draw:text-style-name="P17" draw:layer="layout" svg:width="0.256cm" svg:height="0.395cm" svg:x="5.944cm" svg:y="1.003cm">
          <draw:text-box>
            <text:p><text:span text:style-name="T9">N</text:span></text:p>
          </draw:text-box>
        </draw:frame>
        <draw:frame draw:style-name="gr24" draw:text-style-name="P17" draw:layer="layout" svg:width="0.256cm" svg:height="0.395cm" svg:x="7.444cm" svg:y="1.004cm">
          <draw:text-box>
            <text:p><text:span text:style-name="T9">N</text:span></text:p>
          </draw:text-box>
        </draw:frame>
        <draw:frame draw:style-name="gr24" draw:text-style-name="P18" draw:layer="layout" svg:width="0.256cm" svg:height="0.395cm" svg:x="1.444cm" svg:y="1.501cm">
          <draw:text-box>
            <text:p><text:span text:style-name="T10">D</text:span></text:p>
          </draw:text-box>
        </draw:frame>
        <draw:frame draw:style-name="gr24" draw:text-style-name="P18" draw:layer="layout" svg:width="0.256cm" svg:height="0.395cm" svg:x="3.444cm" svg:y="1.502cm">
          <draw:text-box>
            <text:p><text:span text:style-name="T10">D</text:span></text:p>
          </draw:text-box>
        </draw:frame>
        <draw:frame draw:style-name="gr24" draw:text-style-name="P18" draw:layer="layout" svg:width="0.256cm" svg:height="0.395cm" svg:x="5.444cm" svg:y="1.503cm">
          <draw:text-box>
            <text:p><text:span text:style-name="T10">D</text:span></text:p>
          </draw:text-box>
        </draw:frame>
        <draw:frame draw:style-name="gr24" draw:text-style-name="P18" draw:layer="layout" svg:width="0.256cm" svg:height="0.395cm" svg:x="7.444cm" svg:y="1.504cm">
          <draw:text-box>
            <text:p><text:span text:style-name="T10">D</text:span></text:p>
          </draw:text-box>
        </draw:frame>
        <draw:frame draw:style-name="gr25" draw:text-style-name="P19" draw:layer="layout" svg:width="0.218cm" svg:height="0.395cm" svg:x="1.444cm" svg:y="2.002cm">
          <draw:text-box>
            <text:p><text:span text:style-name="T11">Z</text:span></text:p>
          </draw:text-box>
        </draw:frame>
        <draw:frame draw:style-name="gr25" draw:text-style-name="P19" draw:layer="layout" svg:width="0.218cm" svg:height="0.395cm" svg:x="4.482cm" svg:y="2.003cm">
          <draw:text-box>
            <text:p><text:span text:style-name="T11">Z</text:span></text:p>
          </draw:text-box>
        </draw:frame>
        <draw:frame draw:style-name="gr25" draw:text-style-name="P19" draw:layer="layout" svg:width="0.218cm" svg:height="0.395cm" svg:x="7.482cm" svg:y="2.004cm">
          <draw:text-box>
            <text:p><text:span text:style-name="T11">Z</text:span></text:p>
          </draw:text-box>
        </draw:frame>
        <draw:line draw:style-name="gr26" draw:text-style-name="P3" draw:layer="layout" svg:x1="1.7cm" svg:y1="1cm" svg:x2="1.7cm" svg:y2="2.7cm">
          <text:p/>
        </draw:line>
        <draw:line draw:style-name="gr26" draw:text-style-name="P3" draw:layer="layout" svg:x1="3.2cm" svg:y1="1cm" svg:x2="3.2cm" svg:y2="2.7cm">
          <text:p/>
        </draw:line>
        <draw:line draw:style-name="gr26" draw:text-style-name="P3" draw:layer="layout" svg:x1="4.7cm" svg:y1="1cm" svg:x2="4.7cm" svg:y2="2.7cm">
          <text:p/>
        </draw:line>
        <draw:line draw:style-name="gr26" draw:text-style-name="P3" draw:layer="layout" svg:x1="6.2cm" svg:y1="1cm" svg:x2="6.2cm" svg:y2="2.7cm">
          <text:p/>
        </draw:line>
        <draw:line draw:style-name="gr26" draw:text-style-name="P3" draw:layer="layout" svg:x1="7.7cm" svg:y1="1cm" svg:x2="7.7cm" svg:y2="2.7cm">
          <text:p/>
        </draw:line>
        <draw:line draw:style-name="gr27" draw:text-style-name="P3" draw:layer="layout" svg:x1="1.7cm" svg:y1="1.6cm" svg:x2="1.7cm" svg:y2="2.7cm">
          <text:p/>
        </draw:line>
        <draw:line draw:style-name="gr27" draw:text-style-name="P3" draw:layer="layout" svg:x1="3.7cm" svg:y1="1.6cm" svg:x2="3.7cm" svg:y2="2.7cm">
          <text:p/>
        </draw:line>
        <draw:line draw:style-name="gr27" draw:text-style-name="P3" draw:layer="layout" svg:x1="5.7cm" svg:y1="1.6cm" svg:x2="5.7cm" svg:y2="2.7cm">
          <text:p/>
        </draw:line>
        <draw:line draw:style-name="gr27" draw:text-style-name="P3" draw:layer="layout" svg:x1="7.7cm" svg:y1="1.6cm" svg:x2="7.7cm" svg:y2="2.7cm">
          <text:p/>
        </draw:line>
        <draw:line draw:style-name="gr28" draw:text-style-name="P3" draw:layer="layout" svg:x1="1.7cm" svg:y1="2cm" svg:x2="1.7cm" svg:y2="2.7cm">
          <text:p/>
        </draw:line>
        <draw:line draw:style-name="gr28" draw:text-style-name="P3" draw:layer="layout" svg:x1="4.7cm" svg:y1="2cm" svg:x2="4.7cm" svg:y2="2.7cm">
          <text:p/>
        </draw:line>
        <draw:line draw:style-name="gr28" draw:text-style-name="P3" draw:layer="layout" svg:x1="7.7cm" svg:y1="2cm" svg:x2="7.7cm" svg:y2="2.7cm">
          <text:p/>
        </draw:line>
        <draw:frame draw:style-name="gr24" draw:text-style-name="P17" draw:layer="layout" svg:width="0.256cm" svg:height="0.395cm" svg:x="1.844cm" svg:y="3.701cm">
          <draw:text-box>
            <text:p><text:span text:style-name="T9">N</text:span></text:p>
          </draw:text-box>
        </draw:frame>
        <draw:frame draw:style-name="gr24" draw:text-style-name="P18" draw:layer="layout" svg:width="0.256cm" svg:height="0.395cm" svg:x="3.844cm" svg:y="3.702cm">
          <draw:text-box>
            <text:p><text:span text:style-name="T10">D</text:span></text:p>
          </draw:text-box>
        </draw:frame>
        <draw:frame draw:style-name="gr25" draw:text-style-name="P19" draw:layer="layout" svg:width="0.218cm" svg:height="0.395cm" svg:x="5.844cm" svg:y="3.703cm">
          <draw:text-box>
            <text:p><text:span text:style-name="T11">Z</text:span></text:p>
          </draw:text-box>
        </draw:frame>
        <draw:frame draw:style-name="gr29" draw:text-style-name="P17" draw:layer="layout" svg:width="0.798cm" svg:height="0.395cm" svg:x="2.344cm" svg:y="3.702cm">
          <draw:text-box>
            <text:p><text:span text:style-name="T9">Najla</text:span></text:p>
          </draw:text-box>
        </draw:frame>
        <draw:frame draw:style-name="gr30" draw:text-style-name="P18" draw:layer="layout" svg:width="0.916cm" svg:height="0.395cm" svg:x="4.344cm" svg:y="3.703cm">
          <draw:text-box>
            <text:p><text:span text:style-name="T10">Douja</text:span></text:p>
          </draw:text-box>
        </draw:frame>
        <draw:frame draw:style-name="gr31" draw:text-style-name="P19" draw:layer="layout" svg:width="0.921cm" svg:height="0.395cm" svg:x="6.344cm" svg:y="3.704cm">
          <draw:text-box>
            <text:p><text:span text:style-name="T11">Zohra</text:span></text:p>
          </draw:text-box>
        </draw:frame>
        <draw:custom-shape draw:style-name="gr32" draw:text-style-name="P3" draw:layer="layout" svg:width="0.5cm" svg:height="0.5cm" svg:x="1.7cm" svg:y="3.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5cm" svg:height="0.5cm" svg:x="3.7cm" svg:y="3.6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5cm" svg:height="0.5cm" svg:x="5.7cm" svg:y="3.65cm">
          <text:p/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2.915cm" svg:height="0.395cm" svg:x="3.493cm" svg:y="4.351cm">
          <draw:text-box>
            <text:p text:style-name="P20"><text:span text:style-name="T8">Jours de lessivage</text:span></text:p>
          </draw:text-box>
        </draw:frame>
        <draw:custom-shape draw:style-name="gr36" draw:text-style-name="P3" xml:id="id11" draw:id="id11" draw:layer="layout" svg:width="4.5cm" svg:height="1.7cm" svg:x="7.1cm" svg:y="5.5cm">
          <text:p text:style-name="P20"><text:span text:style-name="T12">PP</text:span></text:p>
          <text:p text:style-name="P20">lessive_2</text:p>
          <draw:enhanced-geometry svg:viewBox="0 0 21600 21600" draw:type="rectangle" draw:enhanced-path="M 0 0 L 21600 0 21600 21600 0 21600 0 0 Z N"/>
        </draw:custom-shape>
        <draw:custom-shape draw:style-name="gr37" draw:text-style-name="P3" xml:id="id12" draw:id="id12" draw:layer="layout" svg:width="4.5cm" svg:height="1.7cm" svg:x="3.85cm" svg:y="8.9cm">
          <text:p text:style-name="P20"><text:span text:style-name="T12">procédure</text:span></text:p>
          <text:p text:style-name="P20">saisie</text:p>
          <draw:enhanced-geometry svg:viewBox="0 0 21600 21600" draw:type="rectangle" draw:enhanced-path="M 0 0 L 21600 0 21600 21600 0 21600 0 0 Z N"/>
        </draw:custom-shape>
        <draw:custom-shape draw:style-name="gr38" draw:text-style-name="P3" xml:id="id13" draw:id="id13" draw:layer="layout" svg:width="4.5cm" svg:height="1.7cm" svg:x="10.35cm" svg:y="8.9cm">
          <text:p text:style-name="P20"><text:span text:style-name="T12">fonction</text:span></text:p>
          <text:p text:style-name="P20">ppc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3" draw:layer="layout" draw:type="lines" svg:x1="9.35cm" svg:y1="7.2cm" svg:x2="6.1cm" svg:y2="8.9cm" draw:start-shape="id11" draw:start-glue-point="2" draw:end-shape="id12" draw:end-glue-point="0" svg:d="M9350 7200v541l-3250 618v541" svg:viewBox="0 0 3251 1701">
          <text:p/>
        </draw:connector>
        <draw:connector draw:style-name="gr40" draw:text-style-name="P3" draw:layer="layout" draw:type="lines" svg:x1="9.35cm" svg:y1="7.2cm" svg:x2="12.6cm" svg:y2="8.9cm" draw:start-shape="id11" draw:start-glue-point="2" draw:end-shape="id13" draw:end-glue-point="0" svg:d="M9350 7200v541l3250 618v541" svg:viewBox="0 0 3251 17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1131 754" svg:d="M566 0l-566 754 114-85 136-68 148-46 161-17 161 13 153 46 140 68 118 89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6T16:09:51.619000000</meta:creation-date>
    <dc:date>2021-12-17T11:32:43.906000000</dc:date>
    <meta:editing-duration>PT2H5M24S</meta:editing-duration>
    <meta:editing-cycles>4</meta:editing-cycles>
    <meta:generator>LibreOffice/7.2.1.2$Windows_X86_64 LibreOffice_project/87b77fad49947c1441b67c559c339af8f3517e22</meta:generator>
    <meta:document-statistic meta:object-count="85"/>
  </office:meta>
</office:document-meta>
</file>